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7pt" fo:break-before="auto" style:use-optimal-row-height="true"/>
    </style:style>
    <style:style style:name="ro3" style:family="table-row">
      <style:table-row-properties style:row-height="314.9pt" fo:break-before="auto" style:use-optimal-row-height="true"/>
    </style:style>
    <style:style style:name="ro4" style:family="table-row">
      <style:table-row-properties style:row-height="113.4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25.35pt" fo:break-before="auto" style:use-optimal-row-height="true"/>
    </style:style>
    <style:style style:name="ro8" style:family="table-row">
      <style:table-row-properties style:row-height="102.19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404.45pt" fo:break-before="auto" style:use-optimal-row-height="true"/>
    </style:style>
    <style:style style:name="ro11" style:family="table-row">
      <style:table-row-properties style:row-height="202.96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ro13" style:family="table-row">
      <style:table-row-properties style:row-height="773.86pt" fo:break-before="auto" style:use-optimal-row-height="true"/>
    </style:style>
    <style:style style:name="ro14" style:family="table-row">
      <style:table-row-properties style:row-height="460.4pt" fo:break-before="auto" style:use-optimal-row-height="true"/>
    </style:style>
    <style:style style:name="ro15" style:family="table-row">
      <style:table-row-properties style:row-height="1008.96pt" fo:break-before="auto" style:use-optimal-row-height="true"/>
    </style:style>
    <style:style style:name="ro16" style:family="table-row">
      <style:table-row-properties style:row-height="516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626.74pt" svg:y="40.68pt">
            <loext:p draw:notify-on-update-of-ranges="Sheet1.A5:Sheet1.I5 Sheet1.A10:Sheet1.I10 Sheet1.A14:Sheet1.I14 Sheet1.A19:Sheet1.I19 Sheet1.A23:Sheet1.I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630.65pt" svg:y="353.88pt">
            <loext:p draw:notify-on-update-of-ranges="Sheet1.B31:Sheet1.I32 Sheet1.B36:Sheet1.I36 Sheet1.B40:Sheet1.I41 Sheet1.B45:Sheet1.I45 Sheet1.B49:Sheet1.I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663.45pt" svg:y="719.8pt">
            <loext:p draw:notify-on-update-of-ranges="Sheet1.A60:Sheet1.I60 Sheet1.A64:Sheet1.I64 Sheet1.A69:Sheet1.I69 Sheet1.A73:Sheet1.I73 Sheet1.A77:Sheet1.I7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704.04pt" svg:y="1042.07pt">
            <loext:p draw:notify-on-update-of-ranges="Sheet1.A85:Sheet1.I85 Sheet1.A89:Sheet1.I89 Sheet1.A94:Sheet1.I94 Sheet1.A98:Sheet1.I98 Sheet1.A102:Sheet1.I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643.15pt" svg:y="1417.04pt">
            <loext:p draw:notify-on-update-of-ranges="Sheet1.A112:Sheet1.I112 Sheet1.A116:Sheet1.I116 Sheet1.A121:Sheet1.I121 Sheet1.A125:Sheet1.I125 Sheet1.A129:Sheet1.I1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3pt" svg:x="675.16pt" svg:y="1764.14pt">
            <loext:p draw:notify-on-update-of-ranges="Sheet1.A138:Sheet1.I138 Sheet1.A142:Sheet1.I142 Sheet1.A147:Sheet1.I147 Sheet1.A151:Sheet1.I151 Sheet1.A156:Sheet1.I156 Sheet1.A160:Sheet1.I1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670.45pt" svg:y="2115.75pt">
            <loext:p draw:notify-on-update-of-ranges="Sheet1.A167:Sheet1.H167 Sheet1.A171:Sheet1.I171 Sheet1.A176:Sheet1.I176 Sheet1.A180:Sheet1.I18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TC (image step is 2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BRISK</text:p>
          </table:table-cell>
          <table:covered-table-cell table:number-columns-repeated="2"/>
          <table:table-cell table:number-columns-repeated="7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17.3" calcext:value-type="float">
            <text:p>17.3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11.2" calcext:value-type="float">
            <text:p>11.2</text:p>
          </table:table-cell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BRIEF</text:p>
          </table:table-cell>
          <table:covered-table-cell table:number-columns-repeated="2"/>
          <table:table-cell table:number-columns-repeated="7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5.2" calcext:value-type="float">
            <text:p>15.2</text:p>
          </table:table-cell>
          <table:table-cell office:value-type="float" office:value="16.75" calcext:value-type="float">
            <text:p>16.75</text:p>
          </table:table-cell>
          <table:table-cell office:value-type="float" office:value="14.1" calcext:value-type="float">
            <text:p>14.1</text:p>
          </table:table-cell>
          <table:table-cell office:value-type="float" office:value="12.1" calcext:value-type="float">
            <text:p>12.1</text:p>
          </table:table-cell>
          <table:table-cell office:value-type="float" office:value="10.8" calcext:value-type="float">
            <text:p>10.8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11,1</text:p>
          </table:table-cell>
          <table:table-cell office:value-type="float" office:value="8.6" calcext:value-type="float">
            <text:p>8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ORB</text:p>
          </table:table-cell>
          <table:covered-table-cell table:number-columns-repeated="2"/>
          <table:table-cell table:number-columns-repeated="7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5.6" calcext:value-type="float">
            <text:p>15.6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office:value-type="float" office:value="10.9" calcext:value-type="float">
            <text:p>10.9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8.7" calcext:value-type="float">
            <text:p>8.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FREAK</text:p>
          </table:table-cell>
          <table:covered-table-cell table:number-columns-repeated="2"/>
          <table:table-cell table:number-columns-repeated="7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3" calcext:value-type="float">
            <text:p>16.3</text:p>
          </table:table-cell>
          <table:table-cell office:value-type="float" office:value="17.5" calcext:value-type="float">
            <text:p>17.5</text:p>
          </table:table-cell>
          <table:table-cell office:value-type="float" office:value="15.9" calcext:value-type="float">
            <text:p>15.9</text:p>
          </table:table-cell>
          <table:table-cell office:value-type="float" office:value="11.4" calcext:value-type="float">
            <text:p>11.4</text:p>
          </table:table-cell>
          <table:table-cell office:value-type="float" office:value="10.8" calcext:value-type="float">
            <text:p>10.8</text:p>
          </table:table-cell>
          <table:table-cell office:value-type="float" office:value="10.9" calcext:value-type="float">
            <text:p>10.9</text:p>
          </table:table-cell>
          <table:table-cell office:value-type="float" office:value="11.4" calcext:value-type="float">
            <text:p>11.4</text:p>
          </table:table-cell>
          <table:table-cell office:value-type="float" office:value="8.6" calcext:value-type="float">
            <text:p>8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SIFT</text:p>
          </table:table-cell>
          <table:covered-table-cell table:number-columns-repeated="2"/>
          <table:table-cell table:number-columns-repeated="7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5.9" calcext:value-type="float">
            <text:p>15.9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0.7" calcext:value-type="float">
            <text:p>10.7</text:p>
          </table:table-cell>
          <table:table-cell office:value-type="float" office:value="11.7" calcext:value-type="float">
            <text:p>11.7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BRISK</text:p>
          </table:table-cell>
          <table:covered-table-cell table:number-columns-repeated="2"/>
          <table:table-cell table:number-columns-repeated="7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5.4" calcext:value-type="float">
            <text:p>25.4</text:p>
          </table:table-cell>
          <table:table-cell office:value-type="float" office:value="22" calcext:value-type="float">
            <text:p>22</text:p>
          </table:table-cell>
          <table:table-cell office:value-type="float" office:value="21.4" calcext:value-type="float">
            <text:p>21.4</text:p>
          </table:table-cell>
          <table:table-cell office:value-type="float" office:value="19.3" calcext:value-type="float">
            <text:p>19.3</text:p>
          </table:table-cell>
          <table:table-cell office:value-type="float" office:value="16.6" calcext:value-type="float">
            <text:p>16.6</text:p>
          </table:table-cell>
          <table:table-cell office:value-type="float" office:value="11.1" calcext:value-type="float">
            <text:p>11.1</text:p>
          </table:table-cell>
          <table:table-cell office:value-type="float" office:value="24.7" calcext:value-type="float">
            <text:p>24.7</text:p>
          </table:table-cell>
          <table:table-cell office:value-type="float" office:value="14.6" calcext:value-type="float">
            <text:p>14.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BRIEF</text:p>
          </table:table-cell>
          <table:covered-table-cell table:number-columns-repeated="2"/>
          <table:table-cell table:number-columns-repeated="7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04" calcext:value-type="float">
            <text:p>704</text:p>
          </table:table-cell>
          <table:table-cell office:value-type="float" office:value="22" calcext:value-type="float">
            <text:p>22</text:p>
          </table:table-cell>
          <table:table-cell office:value-type="float" office:value="23.4" calcext:value-type="float">
            <text:p>23.4</text:p>
          </table:table-cell>
          <table:table-cell office:value-type="float" office:value="19.9" calcext:value-type="float">
            <text:p>19.9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22.7" calcext:value-type="float">
            <text:p>22.7</text:p>
          </table:table-cell>
          <table:table-cell office:value-type="float" office:value="26.5" calcext:value-type="float">
            <text:p>26.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04" calcext:value-type="float">
            <text:p>704</text:p>
          </table:table-cell>
          <table:table-cell office:value-type="float" office:value="22" calcext:value-type="float">
            <text:p>22</text:p>
          </table:table-cell>
          <table:table-cell office:value-type="float" office:value="23.4" calcext:value-type="float">
            <text:p>23.4</text:p>
          </table:table-cell>
          <table:table-cell office:value-type="float" office:value="20" calcext:value-type="float">
            <text:p>20</text:p>
          </table:table-cell>
          <table:table-cell office:value-type="float" office:value="11.8" calcext:value-type="float">
            <text:p>11.8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22.2" calcext:value-type="float">
            <text:p>22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5.4" calcext:value-type="float">
            <text:p>25.4</text:p>
          </table:table-cell>
          <table:table-cell office:value-type="float" office:value="21.7" calcext:value-type="float">
            <text:p>21.7</text:p>
          </table:table-cell>
          <table:table-cell office:value-type="float" office:value="29.3" calcext:value-type="float">
            <text:p>29.3</text:p>
          </table:table-cell>
          <table:table-cell office:value-type="float" office:value="27.42" calcext:value-type="float">
            <text:p>27.42</text:p>
          </table:table-cell>
          <table:table-cell office:value-type="float" office:value="12.45" calcext:value-type="float">
            <text:p>12.45</text:p>
          </table:table-cell>
          <table:table-cell office:value-type="float" office:value="22.4" calcext:value-type="float">
            <text:p>22.4</text:p>
          </table:table-cell>
          <table:table-cell office:value-type="float" office:value="12.9" calcext:value-type="float">
            <text:p>12.9</text:p>
          </table:table-cell>
          <table:table-cell office:value-type="float" office:value="12.7" calcext:value-type="float">
            <text:p>12.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7" calcext:value-type="float">
            <text:p>27</text:p>
          </table:table-cell>
          <table:table-cell office:value-type="float" office:value="22.1" calcext:value-type="float">
            <text:p>22.1</text:p>
          </table:table-cell>
          <table:table-cell office:value-type="float" office:value="23.4" calcext:value-type="float">
            <text:p>23.4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22.4" calcext:value-type="float">
            <text:p>22.4</text:p>
          </table:table-cell>
          <table:table-cell office:value-type="float" office:value="12.5" calcext:value-type="float">
            <text:p>12.5</text:p>
          </table:table-cell>
          <table:table-cell office:value-type="float" office:value="22.2" calcext:value-type="float">
            <text:p>22.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BRIS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2.4633" calcext:value-type="float">
            <text:p>12.4633</text:p>
          </table:table-cell>
          <table:table-cell office:value-type="float" office:value="17.1377" calcext:value-type="float">
            <text:p>17.1377</text:p>
          </table:table-cell>
          <table:table-cell office:value-type="float" office:value="25.8856" calcext:value-type="float">
            <text:p>25.8856</text:p>
          </table:table-cell>
          <table:table-cell office:value-type="float" office:value="13.3583" calcext:value-type="float">
            <text:p>13.3583</text:p>
          </table:table-cell>
          <table:table-cell office:value-type="float" office:value="12.9961" calcext:value-type="float">
            <text:p>12.9961</text:p>
          </table:table-cell>
          <table:table-cell office:value-type="float" office:value="12.7945" calcext:value-type="float">
            <text:p>12.7945</text:p>
          </table:table-cell>
          <table:table-cell office:value-type="float" office:value="11.1467" calcext:value-type="float">
            <text:p>11.1467</text:p>
          </table:table-cell>
          <table:table-cell office:value-type="float" office:value="10.8556" calcext:value-type="float">
            <text:p>10.8556</text:p>
          </table:table-cell>
          <table:table-cell office:value-type="float" office:value="9.21822" calcext:value-type="float">
            <text:p>9.218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BRIE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2.7772" calcext:value-type="float">
            <text:p>12.7772</text:p>
          </table:table-cell>
          <table:table-cell office:value-type="float" office:value="15.7244" calcext:value-type="float">
            <text:p>15.7244</text:p>
          </table:table-cell>
          <table:table-cell office:value-type="float" office:value="21.4821" calcext:value-type="float">
            <text:p>21.4821</text:p>
          </table:table-cell>
          <table:table-cell office:value-type="float" office:value="19.9445" calcext:value-type="float">
            <text:p>19.9445</text:p>
          </table:table-cell>
          <table:table-cell office:value-type="float" office:value="14.205" calcext:value-type="float">
            <text:p>14.205</text:p>
          </table:table-cell>
          <table:table-cell office:value-type="float" office:value="13.0711" calcext:value-type="float">
            <text:p>13.0711</text:p>
          </table:table-cell>
          <table:table-cell office:value-type="float" office:value="10.4625" calcext:value-type="float">
            <text:p>10.4625</text:p>
          </table:table-cell>
          <table:table-cell office:value-type="float" office:value="11.0847" calcext:value-type="float">
            <text:p>11.0847</text:p>
          </table:table-cell>
          <table:table-cell office:value-type="float" office:value="8.74215" calcext:value-type="float">
            <text:p>8.7421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2.9816" calcext:value-type="float">
            <text:p>12.9816</text:p>
          </table:table-cell>
          <table:table-cell office:value-type="float" office:value="17.2286" calcext:value-type="float">
            <text:p>17.2286</text:p>
          </table:table-cell>
          <table:table-cell office:value-type="float" office:value="23.4077" calcext:value-type="float">
            <text:p>23.4077</text:p>
          </table:table-cell>
          <table:table-cell office:value-type="float" office:value="15.9065" calcext:value-type="float">
            <text:p>15.9065</text:p>
          </table:table-cell>
          <table:table-cell office:value-type="float" office:value="14.3427" calcext:value-type="float">
            <text:p>14.3427</text:p>
          </table:table-cell>
          <table:table-cell office:value-type="float" office:value="12.3443" calcext:value-type="float">
            <text:p>12.3443</text:p>
          </table:table-cell>
          <table:table-cell office:value-type="float" office:value="10.235" calcext:value-type="float">
            <text:p>10.235</text:p>
          </table:table-cell>
          <table:table-cell office:value-type="float" office:value="11.2469" calcext:value-type="float">
            <text:p>11.2469</text:p>
          </table:table-cell>
          <table:table-cell office:value-type="float" office:value="9.32612" calcext:value-type="float">
            <text:p>9.326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2.9877" calcext:value-type="float">
            <text:p>12.9877</text:p>
          </table:table-cell>
          <table:table-cell office:value-type="float" office:value="15.9884" calcext:value-type="float">
            <text:p>15.9884</text:p>
          </table:table-cell>
          <table:table-cell office:value-type="float" office:value="25.9251" calcext:value-type="float">
            <text:p>25.9251</text:p>
          </table:table-cell>
          <table:table-cell office:value-type="float" office:value="15.9673" calcext:value-type="float">
            <text:p>15.9673</text:p>
          </table:table-cell>
          <table:table-cell office:value-type="float" office:value="13.2907" calcext:value-type="float">
            <text:p>13.2907</text:p>
          </table:table-cell>
          <table:table-cell office:value-type="float" office:value="12.4102" calcext:value-type="float">
            <text:p>12.4102</text:p>
          </table:table-cell>
          <table:table-cell office:value-type="float" office:value="12.697" calcext:value-type="float">
            <text:p>12.697</text:p>
          </table:table-cell>
          <table:table-cell office:value-type="float" office:value="10.9201" calcext:value-type="float">
            <text:p>10.9201</text:p>
          </table:table-cell>
          <table:table-cell office:value-type="float" office:value="9.81616" calcext:value-type="float">
            <text:p>9.8161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18.8" calcext:value-type="float">
            <text:p>18.8</text:p>
          </table:table-cell>
          <table:table-cell office:value-type="float" office:value="21.8" calcext:value-type="float">
            <text:p>21.8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office:value-type="float" office:value="10.3" calcext:value-type="float">
            <text:p>10.3</text:p>
          </table:table-cell>
          <table:table-cell office:value-type="float" office:value="10.9" calcext:value-type="float">
            <text:p>10.9</text:p>
          </table:table-cell>
          <table:table-cell office:value-type="float" office:value="9.3" calcext:value-type="float">
            <text:p>9.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BRIS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4.6114" calcext:value-type="float">
            <text:p>14.6114</text:p>
          </table:table-cell>
          <table:table-cell office:value-type="float" office:value="15.0836" calcext:value-type="float">
            <text:p>15.0836</text:p>
          </table:table-cell>
          <table:table-cell office:value-type="float" office:value="22.0756" calcext:value-type="float">
            <text:p>22.0756</text:p>
          </table:table-cell>
          <table:table-cell office:value-type="float" office:value="17.4531" calcext:value-type="float">
            <text:p>17.4531</text:p>
          </table:table-cell>
          <table:table-cell office:value-type="float" office:value="13.0999" calcext:value-type="float">
            <text:p>13.0999</text:p>
          </table:table-cell>
          <table:table-cell office:value-type="float" office:value="11.4926" calcext:value-type="float">
            <text:p>11.4926</text:p>
          </table:table-cell>
          <table:table-cell office:value-type="float" office:value="11.4718" calcext:value-type="float">
            <text:p>11.4718</text:p>
          </table:table-cell>
          <table:table-cell office:value-type="float" office:value="11.2938" calcext:value-type="float">
            <text:p>11.2938</text:p>
          </table:table-cell>
          <table:table-cell office:value-type="float" office:value="8.89592" calcext:value-type="float">
            <text:p>8.8959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BRIE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6.0845" calcext:value-type="float">
            <text:p>16.0845</text:p>
          </table:table-cell>
          <table:table-cell office:value-type="float" office:value="15.3585" calcext:value-type="float">
            <text:p>15.3585</text:p>
          </table:table-cell>
          <table:table-cell office:value-type="float" office:value="17.8086" calcext:value-type="float">
            <text:p>17.8086</text:p>
          </table:table-cell>
          <table:table-cell office:value-type="float" office:value="18.2117" calcext:value-type="float">
            <text:p>18.2117</text:p>
          </table:table-cell>
          <table:table-cell office:value-type="float" office:value="11.9854" calcext:value-type="float">
            <text:p>11.9854</text:p>
          </table:table-cell>
          <table:table-cell office:value-type="float" office:value="12.57" calcext:value-type="float">
            <text:p>12.57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9" calcext:value-type="float">
            <text:p>11.1419</text:p>
          </table:table-cell>
          <table:table-cell office:value-type="float" office:value="10.347" calcext:value-type="float">
            <text:p>10.34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7.2545" calcext:value-type="float">
            <text:p>17.2545</text:p>
          </table:table-cell>
          <table:table-cell office:value-type="float" office:value="18.0476" calcext:value-type="float">
            <text:p>18.0476</text:p>
          </table:table-cell>
          <table:table-cell office:value-type="float" office:value="24.4255" calcext:value-type="float">
            <text:p>24.4255</text:p>
          </table:table-cell>
          <table:table-cell office:value-type="float" office:value="15.2252" calcext:value-type="float">
            <text:p>15.2252</text:p>
          </table:table-cell>
          <table:table-cell office:value-type="float" office:value="13.0549" calcext:value-type="float">
            <text:p>13.0549</text:p>
          </table:table-cell>
          <table:table-cell office:value-type="float" office:value="13.1101" calcext:value-type="float">
            <text:p>13.1101</text:p>
          </table:table-cell>
          <table:table-cell office:value-type="float" office:value="11.8752" calcext:value-type="float">
            <text:p>11.8752</text:p>
          </table:table-cell>
          <table:table-cell office:value-type="float" office:value="10.215" calcext:value-type="float">
            <text:p>10.215</text:p>
          </table:table-cell>
          <table:table-cell office:value-type="float" office:value="9.18967" calcext:value-type="float">
            <text:p>9.18967</text:p>
          </table:table-cell>
          <table:table-cell table:number-columns-repeated="3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6.0346" calcext:value-type="float">
            <text:p>16.0346</text:p>
          </table:table-cell>
          <table:table-cell office:value-type="float" office:value="16.2366" calcext:value-type="float">
            <text:p>16.2366</text:p>
          </table:table-cell>
          <table:table-cell office:value-type="float" office:value="29.6687" calcext:value-type="float">
            <text:p>29.6687</text:p>
          </table:table-cell>
          <table:table-cell office:value-type="float" office:value="15.9165" calcext:value-type="float">
            <text:p>15.9165</text:p>
          </table:table-cell>
          <table:table-cell office:value-type="float" office:value="13.0634" calcext:value-type="float">
            <text:p>13.0634</text:p>
          </table:table-cell>
          <table:table-cell office:value-type="float" office:value="12.1449" calcext:value-type="float">
            <text:p>12.1449</text:p>
          </table:table-cell>
          <table:table-cell office:value-type="float" office:value="11.6977" calcext:value-type="float">
            <text:p>11.6977</text:p>
          </table:table-cell>
          <table:table-cell office:value-type="float" office:value="11.4312" calcext:value-type="float">
            <text:p>11.4312</text:p>
          </table:table-cell>
          <table:table-cell office:value-type="float" office:value="9.55253" calcext:value-type="float">
            <text:p>9.5525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.8" calcext:value-type="float">
            <text:p>17.8</text:p>
          </table:table-cell>
          <table:table-cell office:value-type="float" office:value="20.72" calcext:value-type="float">
            <text:p>20.72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4.1" calcext:value-type="float">
            <text:p>14.1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BRIS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7231" calcext:value-type="float">
            <text:p>13.7231</text:p>
          </table:table-cell>
          <table:table-cell office:value-type="float" office:value="16.5515" calcext:value-type="float">
            <text:p>16.5515</text:p>
          </table:table-cell>
          <table:table-cell office:value-type="float" office:value="16.661" calcext:value-type="float">
            <text:p>16.661</text:p>
          </table:table-cell>
          <table:table-cell office:value-type="float" office:value="14.6109" calcext:value-type="float">
            <text:p>14.6109</text:p>
          </table:table-cell>
          <table:table-cell office:value-type="float" office:value="11.8623" calcext:value-type="float">
            <text:p>11.8623</text:p>
          </table:table-cell>
          <table:table-cell office:value-type="float" office:value="10.1821" calcext:value-type="float">
            <text:p>10.1821</text:p>
          </table:table-cell>
          <table:table-cell office:value-type="float" office:value="9.38979" calcext:value-type="float">
            <text:p>9.38979</text:p>
          </table:table-cell>
          <table:table-cell office:value-type="float" office:value="13.2626" calcext:value-type="float">
            <text:p>13.2626</text:p>
          </table:table-cell>
          <table:table-cell office:value-type="float" office:value="12.0416" calcext:value-type="float">
            <text:p>12.041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BRIE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25.9026" calcext:value-type="float">
            <text:p>25.9026</text:p>
          </table:table-cell>
          <table:table-cell office:value-type="float" office:value="14.8751" calcext:value-type="float">
            <text:p>14.8751</text:p>
          </table:table-cell>
          <table:table-cell office:value-type="float" office:value="21.2675" calcext:value-type="float">
            <text:p>21.2675</text:p>
          </table:table-cell>
          <table:table-cell office:value-type="float" office:value="19.3329" calcext:value-type="float">
            <text:p>19.3329</text:p>
          </table:table-cell>
          <table:table-cell office:value-type="float" office:value="12.2063" calcext:value-type="float">
            <text:p>12.2063</text:p>
          </table:table-cell>
          <table:table-cell office:value-type="float" office:value="9.81816" calcext:value-type="float">
            <text:p>9.81816</text:p>
          </table:table-cell>
          <table:table-cell office:value-type="float" office:value="10.1196" calcext:value-type="float">
            <text:p>10.1196</text:p>
          </table:table-cell>
          <table:table-cell office:value-type="float" office:value="10.9017" calcext:value-type="float">
            <text:p>10.9017</text:p>
          </table:table-cell>
          <table:table-cell office:value-type="float" office:value="16.0907" calcext:value-type="float">
            <text:p>16.090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25.9026" calcext:value-type="float">
            <text:p>25.9026</text:p>
          </table:table-cell>
          <table:table-cell office:value-type="float" office:value="14.8751" calcext:value-type="float">
            <text:p>14.8751</text:p>
          </table:table-cell>
          <table:table-cell office:value-type="float" office:value="21.2675" calcext:value-type="float">
            <text:p>21.2675</text:p>
          </table:table-cell>
          <table:table-cell office:value-type="float" office:value="19.3329" calcext:value-type="float">
            <text:p>19.3329</text:p>
          </table:table-cell>
          <table:table-cell office:value-type="float" office:value="12.2063" calcext:value-type="float">
            <text:p>12.2063</text:p>
          </table:table-cell>
          <table:table-cell office:value-type="float" office:value="9.81816" calcext:value-type="float">
            <text:p>9.81816</text:p>
          </table:table-cell>
          <table:table-cell office:value-type="float" office:value="10.1196" calcext:value-type="float">
            <text:p>10.1196</text:p>
          </table:table-cell>
          <table:table-cell office:value-type="float" office:value="10.9017" calcext:value-type="float">
            <text:p>10.9017</text:p>
          </table:table-cell>
          <table:table-cell office:value-type="float" office:value="16.0907" calcext:value-type="float">
            <text:p>16.090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5.3426" calcext:value-type="float">
            <text:p>15.3426</text:p>
          </table:table-cell>
          <table:table-cell office:value-type="float" office:value="15.133" calcext:value-type="float">
            <text:p>15.133</text:p>
          </table:table-cell>
          <table:table-cell office:value-type="float" office:value="29.4261" calcext:value-type="float">
            <text:p>29.4261</text:p>
          </table:table-cell>
          <table:table-cell office:value-type="float" office:value="14.7447" calcext:value-type="float">
            <text:p>14.7447</text:p>
          </table:table-cell>
          <table:table-cell office:value-type="float" office:value="21.7916" calcext:value-type="float">
            <text:p>21.7916</text:p>
          </table:table-cell>
          <table:table-cell office:value-type="float" office:value="12.2935" calcext:value-type="float">
            <text:p>12.2935</text:p>
          </table:table-cell>
          <table:table-cell office:value-type="float" office:value="11.6233" calcext:value-type="float">
            <text:p>11.6233</text:p>
          </table:table-cell>
          <table:table-cell office:value-type="float" office:value="10.4684" calcext:value-type="float">
            <text:p>10.4684</text:p>
          </table:table-cell>
          <table:table-cell office:value-type="float" office:value="12.1941" calcext:value-type="float">
            <text:p>12.194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6" calcext:value-type="float">
            <text:p>22.6</text:p>
          </table:table-cell>
          <table:table-cell office:value-type="float" office:value="21.4" calcext:value-type="float">
            <text:p>21.4</text:p>
          </table:table-cell>
          <table:table-cell office:value-type="float" office:value="14.5" calcext:value-type="float">
            <text:p>14.5</text:p>
          </table:table-cell>
          <table:table-cell office:value-type="float" office:value="16.7" calcext:value-type="float">
            <text:p>16.7</text:p>
          </table:table-cell>
          <table:table-cell office:value-type="float" office:value="12.8" calcext:value-type="float">
            <text:p>12.8</text:p>
          </table:table-cell>
          <table:table-cell office:value-type="float" office:value="10.1" calcext:value-type="float">
            <text:p>10.1</text:p>
          </table:table-cell>
          <table:table-cell office:value-type="float" office:value="11.5" calcext:value-type="float">
            <text:p>11.5</text:p>
          </table:table-cell>
          <table:table-cell office:value-type="float" office:value="15.7" calcext:value-type="float">
            <text:p>15.7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BRIS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4242" calcext:value-type="float">
            <text:p>13.4242</text:p>
          </table:table-cell>
          <table:table-cell office:value-type="float" office:value="13.6016" calcext:value-type="float">
            <text:p>13.6016</text:p>
          </table:table-cell>
          <table:table-cell office:value-type="float" office:value="13.6711" calcext:value-type="float">
            <text:p>13.6711</text:p>
          </table:table-cell>
          <table:table-cell office:value-type="float" office:value="15.1287" calcext:value-type="float">
            <text:p>15.1287</text:p>
          </table:table-cell>
          <table:table-cell office:value-type="float" office:value="12.8879" calcext:value-type="float">
            <text:p>12.8879</text:p>
          </table:table-cell>
          <table:table-cell office:value-type="float" office:value="11.4553" calcext:value-type="float">
            <text:p>11.4553</text:p>
          </table:table-cell>
          <table:table-cell office:value-type="float" office:value="10.0838" calcext:value-type="float">
            <text:p>10.0838</text:p>
          </table:table-cell>
          <table:table-cell office:value-type="float" office:value="9.4991" calcext:value-type="float">
            <text:p>9.4991</text:p>
          </table:table-cell>
          <table:table-cell office:value-type="float" office:value="8.71177" calcext:value-type="float">
            <text:p>8.7117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BRIE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9339" calcext:value-type="float">
            <text:p>13.9339</text:p>
          </table:table-cell>
          <table:table-cell office:value-type="float" office:value="13.3652" calcext:value-type="float">
            <text:p>13.3652</text:p>
          </table:table-cell>
          <table:table-cell office:value-type="float" office:value="15.1858" calcext:value-type="float">
            <text:p>15.1858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1.8952" calcext:value-type="float">
            <text:p>11.8952</text:p>
          </table:table-cell>
          <table:table-cell office:value-type="float" office:value="9.67321" calcext:value-type="float">
            <text:p>9.67321</text:p>
          </table:table-cell>
          <table:table-cell office:value-type="float" office:value="9.54073" calcext:value-type="float">
            <text:p>9.54073</text:p>
          </table:table-cell>
          <table:table-cell office:value-type="float" office:value="8.86685" calcext:value-type="float">
            <text:p>8.8668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4512" calcext:value-type="float">
            <text:p>13.4512</text:p>
          </table:table-cell>
          <table:table-cell office:value-type="float" office:value="13.3268" calcext:value-type="float">
            <text:p>13.3268</text:p>
          </table:table-cell>
          <table:table-cell office:value-type="float" office:value="16.1617" calcext:value-type="float">
            <text:p>16.1617</text:p>
          </table:table-cell>
          <table:table-cell office:value-type="float" office:value="15.4762" calcext:value-type="float">
            <text:p>15.4762</text:p>
          </table:table-cell>
          <table:table-cell office:value-type="float" office:value="12.402" calcext:value-type="float">
            <text:p>12.402</text:p>
          </table:table-cell>
          <table:table-cell office:value-type="float" office:value="11.2756" calcext:value-type="float">
            <text:p>11.2756</text:p>
          </table:table-cell>
          <table:table-cell office:value-type="float" office:value="10.0743" calcext:value-type="float">
            <text:p>10.0743</text:p>
          </table:table-cell>
          <table:table-cell office:value-type="float" office:value="9.45751" calcext:value-type="float">
            <text:p>9.45751</text:p>
          </table:table-cell>
          <table:table-cell office:value-type="float" office:value="8.62543" calcext:value-type="float">
            <text:p>8.6254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2369" calcext:value-type="float">
            <text:p>13.2369</text:p>
          </table:table-cell>
          <table:table-cell office:value-type="float" office:value="14.0857" calcext:value-type="float">
            <text:p>14.0857</text:p>
          </table:table-cell>
          <table:table-cell office:value-type="float" office:value="14.5238" calcext:value-type="float">
            <text:p>14.5238</text:p>
          </table:table-cell>
          <table:table-cell office:value-type="float" office:value="15.6194" calcext:value-type="float">
            <text:p>15.6194</text:p>
          </table:table-cell>
          <table:table-cell office:value-type="float" office:value="13.0617" calcext:value-type="float">
            <text:p>13.0617</text:p>
          </table:table-cell>
          <table:table-cell office:value-type="float" office:value="10.877" calcext:value-type="float">
            <text:p>10.87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9.68863" calcext:value-type="float">
            <text:p>9.68863</text:p>
          </table:table-cell>
          <table:table-cell office:value-type="float" office:value="8.58698" calcext:value-type="float">
            <text:p>8.5869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AKAZ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164" calcext:value-type="float">
            <text:p>13.164</text:p>
          </table:table-cell>
          <table:table-cell office:value-type="float" office:value="13.0696" calcext:value-type="float">
            <text:p>13.0696</text:p>
          </table:table-cell>
          <table:table-cell office:value-type="float" office:value="15.3061" calcext:value-type="float">
            <text:p>15.3061</text:p>
          </table:table-cell>
          <table:table-cell office:value-type="float" office:value="14.7578" calcext:value-type="float">
            <text:p>14.7578</text:p>
          </table:table-cell>
          <table:table-cell office:value-type="float" office:value="12.8634" calcext:value-type="float">
            <text:p>12.8634</text:p>
          </table:table-cell>
          <table:table-cell office:value-type="float" office:value="11.3986" calcext:value-type="float">
            <text:p>11.3986</text:p>
          </table:table-cell>
          <table:table-cell office:value-type="float" office:value="10.6144" calcext:value-type="float">
            <text:p>10.6144</text:p>
          </table:table-cell>
          <table:table-cell office:value-type="float" office:value="10.029" calcext:value-type="float">
            <text:p>10.029</text:p>
          </table:table-cell>
          <table:table-cell office:value-type="float" office:value="8.71087" calcext:value-type="float">
            <text:p>8.7108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style-name="Default" office:value-type="float" office:value="13.5" calcext:value-type="float">
            <text:p>13.5</text:p>
          </table:table-cell>
          <table:table-cell office:value-type="float" office:value="15.1" calcext:value-type="float">
            <text:p>15.1</text:p>
          </table:table-cell>
          <table:table-cell office:value-type="float" office:value="14.5" calcext:value-type="float">
            <text:p>14.5</text:p>
          </table:table-cell>
          <table:table-cell office:value-type="float" office:value="12.5" calcext:value-type="float">
            <text:p>12.5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BRIS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office:value-type="float" office:value="11.1" calcext:value-type="float">
            <text:p>11.1</text:p>
          </table:table-cell>
          <table:table-cell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BRIE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15.1" calcext:value-type="float">
            <text:p>15.1</text:p>
          </table:table-cell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8.75" calcext:value-type="float">
            <text:p>8.75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1.8453" calcext:value-type="float">
            <text:p>11.8453</text:p>
          </table:table-cell>
          <table:table-cell office:value-type="float" office:value="14.3803" calcext:value-type="float">
            <text:p>14.3803</text:p>
          </table:table-cell>
          <table:table-cell office:value-type="float" office:value="12.8662" calcext:value-type="float">
            <text:p>12.8662</text:p>
          </table:table-cell>
          <table:table-cell office:value-type="float" office:value="15.2646" calcext:value-type="float">
            <text:p>15.2646</text:p>
          </table:table-cell>
          <table:table-cell office:value-type="float" office:value="11.776" calcext:value-type="float">
            <text:p>11.776</text:p>
          </table:table-cell>
          <table:table-cell office:value-type="float" office:value="10.5893" calcext:value-type="float">
            <text:p>10.5893</text:p>
          </table:table-cell>
          <table:table-cell office:value-type="float" office:value="10.7383" calcext:value-type="float">
            <text:p>10.7383</text:p>
          </table:table-cell>
          <table:table-cell office:value-type="float" office:value="9.86338" calcext:value-type="float">
            <text:p>9.86338</text:p>
          </table:table-cell>
          <table:table-cell office:value-type="float" office:value="9.28621" calcext:value-type="float">
            <text:p>9.2862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1.2492" calcext:value-type="float">
            <text:p>11.2492</text:p>
          </table:table-cell>
          <table:table-cell office:value-type="float" office:value="13.2135" calcext:value-type="float">
            <text:p>13.2135</text:p>
          </table:table-cell>
          <table:table-cell office:value-type="float" office:value="13.6407" calcext:value-type="float">
            <text:p>13.6407</text:p>
          </table:table-cell>
          <table:table-cell office:value-type="float" office:value="18.6955" calcext:value-type="float">
            <text:p>18.6955</text:p>
          </table:table-cell>
          <table:table-cell office:value-type="float" office:value="11.4822" calcext:value-type="float">
            <text:p>11.4822</text:p>
          </table:table-cell>
          <table:table-cell office:value-type="float" office:value="12.3884" calcext:value-type="float">
            <text:p>12.3884</text:p>
          </table:table-cell>
          <table:table-cell office:value-type="float" office:value="9.76346" calcext:value-type="float">
            <text:p>9.76346</text:p>
          </table:table-cell>
          <table:table-cell office:value-type="float" office:value="9.89765" calcext:value-type="float">
            <text:p>9.89765</text:p>
          </table:table-cell>
          <table:table-cell office:value-type="float" office:value="9.46078" calcext:value-type="float">
            <text:p>9.46078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8:34:30.909674204</meta:creation-date>
    <dc:date>2020-02-24T08:09:29.808861217</dc:date>
    <meta:editing-duration>PT22H52M45S</meta:editing-duration>
    <meta:editing-cycles>7</meta:editing-cycles>
    <meta:generator>LibreOffice/5.1.6.2$Linux_X86_64 LibreOffice_project/10m0$Build-2</meta:generator>
    <meta:document-statistic meta:table-count="1" meta:cell-count="66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839cm" svg:y="0.316cm" chart:style-name="ch2">
          <text:p>SHITOMASI detector</text:p>
        </chart:title>
        <chart:legend chart:legend-position="end" svg:x="13.887cm" svg:y="3.207cm" style:legend-expansion="high" chart:style-name="ch3"/>
        <chart:plot-area chart:style-name="ch4" table:cell-range-address="Sheet1.A5:Sheet1.I5 Sheet1.A10:Sheet1.I10 Sheet1.A14:Sheet1.I14 Sheet1.A19:Sheet1.I19 Sheet1.A23:Sheet1.I23" chart:data-source-has-labels="row" svg:x="1.33cm" svg:y="1.275cm" svg:width="12.238cm" svg:height="6.569cm">
          <chartooo:coordinate-region svg:x="1.951cm" svg:y="1.474cm" svg:width="11.523cm" svg:height="5.723cm"/>
          <chart:axis chart:dimension="x" chart:name="primary-x" chart:style-name="ch5">
            <chart:title svg:x="6.863cm" svg:y="8.024cm" chart:style-name="ch6">
              <text:p>TTC (s)</text:p>
            </chart:title>
          </chart:axis>
          <chart:axis chart:dimension="y" chart:name="primary-y" chart:style-name="ch7">
            <chart:title svg:x="0.451cm" svg:y="5.476cm" chart:style-name="ch8">
              <text:p>Frames pair</text:p>
            </chart:title>
            <chart:grid chart:style-name="ch9" chart:class="major"/>
          </chart:axis>
          <chart:series chart:style-name="ch10" chart:values-cell-range-address="Sheet1.A5:Sheet1.I5" loext:label-string="brisk" chart:class="chart:line">
            <chart:data-point chart:repeated="9"/>
          </chart:series>
          <chart:series chart:style-name="ch11" chart:values-cell-range-address="Sheet1.A10:Sheet1.I10" loext:label-string="brief" chart:class="chart:line">
            <chart:data-point chart:repeated="9"/>
          </chart:series>
          <chart:series chart:style-name="ch12" chart:values-cell-range-address="Sheet1.A14:Sheet1.I14" loext:label-string="orb" chart:class="chart:line">
            <chart:data-point chart:repeated="9"/>
          </chart:series>
          <chart:series chart:style-name="ch13" chart:values-cell-range-address="Sheet1.A19:Sheet1.I19" loext:label-string="freak" chart:class="chart:line">
            <chart:data-point chart:repeated="9"/>
          </chart:series>
          <chart:series chart:style-name="ch14" chart:values-cell-range-address="Sheet1.A23:Sheet1.I23" loext:label-string="sift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</table:table-cell>
              <table:table-cell office:value-type="string">
                <text:p>brief</text:p>
              </table:table-cell>
              <table:table-cell office:value-type="string">
                <text:p>orb</text:p>
              </table:table-cell>
              <table:table-cell office:value-type="string">
                <text:p>freak</text:p>
              </table:table-cell>
              <table:table-cell office:value-type="string">
                <text:p>si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5:Sheet1.I5</svg:desc>
                </draw:g>
              </table:table-cell>
              <table:table-cell office:value-type="float" office:value="12.8">
                <text:p>12.8</text:p>
                <draw:g>
                  <svg:desc>Sheet1.A10:Sheet1.I10</svg:desc>
                </draw:g>
              </table:table-cell>
              <table:table-cell office:value-type="float" office:value="13.9">
                <text:p>13.9</text:p>
                <draw:g>
                  <svg:desc>Sheet1.A14:Sheet1.I14</svg:desc>
                </draw:g>
              </table:table-cell>
              <table:table-cell office:value-type="float" office:value="15">
                <text:p>15</text:p>
                <draw:g>
                  <svg:desc>Sheet1.A19:Sheet1.I19</svg:desc>
                </draw:g>
              </table:table-cell>
              <table:table-cell office:value-type="float" office:value="13.2">
                <text:p>13.2</text:p>
                <draw:g>
                  <svg:desc>Sheet1.A23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6">
                <text:p>18.6</text:p>
              </table:table-cell>
              <table:table-cell office:value-type="float" office:value="15.2">
                <text:p>15.2</text:p>
              </table:table-cell>
              <table:table-cell office:value-type="float" office:value="15.6">
                <text:p>15.6</text:p>
              </table:table-cell>
              <table:table-cell office:value-type="float" office:value="16.3">
                <text:p>16.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5">
                <text:p>17.5</text:p>
              </table:table-cell>
              <table:table-cell office:value-type="float" office:value="16.75">
                <text:p>16.75</text:p>
              </table:table-cell>
              <table:table-cell office:value-type="float" office:value="17.4">
                <text:p>17.4</text:p>
              </table:table-cell>
              <table:table-cell office:value-type="float" office:value="17.5">
                <text:p>17.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3">
                <text:p>17.3</text:p>
              </table:table-cell>
              <table:table-cell office:value-type="float" office:value="14.1">
                <text:p>14.1</text:p>
              </table:table-cell>
              <table:table-cell office:value-type="float" office:value="16.3">
                <text:p>16.3</text:p>
              </table:table-cell>
              <table:table-cell office:value-type="float" office:value="15.9">
                <text:p>15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8">
                <text:p>11.8</text:p>
              </table:table-cell>
              <table:table-cell office:value-type="float" office:value="12.1">
                <text:p>12.1</text:p>
              </table:table-cell>
              <table:table-cell office:value-type="float" office:value="11.8">
                <text:p>11.8</text:p>
              </table:table-cell>
              <table:table-cell office:value-type="float" office:value="11.4">
                <text:p>11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">
                <text:p>9.4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  <table:table-cell office:value-type="float" office:value="8.6">
                <text:p>8.6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434cm" svg:y="0.316cm" chart:style-name="ch2">
          <text:p>Harris detector</text:p>
        </chart:title>
        <chart:legend chart:legend-position="end" svg:x="13.887cm" svg:y="3.207cm" style:legend-expansion="high" chart:style-name="ch3"/>
        <chart:plot-area chart:style-name="ch4" table:cell-range-address="Sheet1.B31:Sheet1.I32 Sheet1.B36:Sheet1.I36 Sheet1.B40:Sheet1.I41 Sheet1.B45:Sheet1.I45 Sheet1.B49:Sheet1.I49" chart:data-source-has-labels="row" svg:x="1.33cm" svg:y="1.275cm" svg:width="12.238cm" svg:height="6.569cm">
          <chartooo:coordinate-region svg:x="2.137cm" svg:y="1.474cm" svg:width="11.431cm" svg:height="5.723cm"/>
          <chart:axis chart:dimension="x" chart:name="primary-x" chart:style-name="ch5">
            <chart:title svg:x="6.863cm" svg:y="8.024cm" chart:style-name="ch6">
              <text:p>TTC (s)</text:p>
            </chart:title>
          </chart:axis>
          <chart:axis chart:dimension="y" chart:name="primary-y" chart:style-name="ch7">
            <chart:title svg:x="0.451cm" svg:y="5.476cm" chart:style-name="ch8">
              <text:p>Frames pair</text:p>
            </chart:title>
            <chart:grid chart:style-name="ch9" chart:class="major"/>
          </chart:axis>
          <chart:series chart:style-name="ch10" chart:values-cell-range-address="Sheet1.B31:Sheet1.I32" loext:label-string="brisk" chart:class="chart:line">
            <chart:data-point chart:repeated="16"/>
          </chart:series>
          <chart:series chart:style-name="ch11" chart:values-cell-range-address="Sheet1.B36:Sheet1.I36" loext:label-string="brief" chart:class="chart:line">
            <chart:data-point chart:repeated="8"/>
          </chart:series>
          <chart:series chart:style-name="ch12" chart:values-cell-range-address="Sheet1.B40:Sheet1.I41" loext:label-string="orb" chart:class="chart:line">
            <chart:data-point chart:repeated="16"/>
          </chart:series>
          <chart:series chart:style-name="ch13" chart:values-cell-range-address="Sheet1.B45:Sheet1.I45" loext:label-string="freak" chart:class="chart:line">
            <chart:data-point chart:repeated="8"/>
          </chart:series>
          <chart:series chart:style-name="ch14" chart:values-cell-range-address="Sheet1.B49:Sheet1.I49" loext:label-string="sift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</table:table-cell>
              <table:table-cell office:value-type="string">
                <text:p>brief</text:p>
              </table:table-cell>
              <table:table-cell office:value-type="string">
                <text:p>orb</text:p>
              </table:table-cell>
              <table:table-cell office:value-type="string">
                <text:p>freak</text:p>
              </table:table-cell>
              <table:table-cell office:value-type="string">
                <text:p>si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4">
                <text:p>25.4</text:p>
                <draw:g>
                  <svg:desc>Sheet1.B31:Sheet1.I32</svg:desc>
                </draw:g>
              </table:table-cell>
              <table:table-cell office:value-type="float" office:value="704">
                <text:p>704</text:p>
                <draw:g>
                  <svg:desc>Sheet1.B36:Sheet1.I36</svg:desc>
                </draw:g>
              </table:table-cell>
              <table:table-cell office:value-type="float" office:value="2">
                <text:p>2</text:p>
                <draw:g>
                  <svg:desc>Sheet1.B40:Sheet1.I41</svg:desc>
                </draw:g>
              </table:table-cell>
              <table:table-cell office:value-type="float" office:value="25.4">
                <text:p>25.4</text:p>
                <draw:g>
                  <svg:desc>Sheet1.B45:Sheet1.I45</svg:desc>
                </draw:g>
              </table:table-cell>
              <table:table-cell office:value-type="float" office:value="27">
                <text:p>27</text:p>
                <draw:g>
                  <svg:desc>Sheet1.B49:Sheet1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04">
                <text:p>704</text:p>
              </table:table-cell>
              <table:table-cell office:value-type="float" office:value="21.7">
                <text:p>21.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3.4">
                <text:p>23.4</text:p>
              </table:table-cell>
              <table:table-cell office:value-type="float" office:value="3">
                <text:p>3</text:p>
              </table:table-cell>
              <table:table-cell office:value-type="float" office:value="29.3">
                <text:p>29.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  <table:table-cell office:value-type="float" office:value="22">
                <text:p>22</text:p>
              </table:table-cell>
              <table:table-cell office:value-type="float" office:value="27.42">
                <text:p>27.4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4">
                <text:p>21.4</text:p>
              </table:table-cell>
              <table:table-cell office:value-type="float" office:value="11.9">
                <text:p>11.9</text:p>
              </table:table-cell>
              <table:table-cell office:value-type="float" office:value="4">
                <text:p>4</text:p>
              </table:table-cell>
              <table:table-cell office:value-type="float" office:value="12.45">
                <text:p>12.4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23.4">
                <text:p>23.4</text:p>
              </table:table-cell>
              <table:table-cell office:value-type="float" office:value="22.4">
                <text:p>22.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3">
                <text:p>19.3</text:p>
              </table:table-cell>
              <table:table-cell office:value-type="float" office:value="22.7">
                <text:p>22.7</text:p>
              </table:table-cell>
              <table:table-cell office:value-type="float" office:value="5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20">
                <text:p>20</text:p>
              </table:table-cell>
              <table:table-cell office:value-type="float" office:value="12.7">
                <text:p>12.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/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13cm" svg:y="0.316cm" chart:style-name="ch2">
          <text:p>FAST detector</text:p>
        </chart:title>
        <chart:legend chart:legend-position="end" svg:x="13.887cm" svg:y="3.207cm" style:legend-expansion="high" chart:style-name="ch3"/>
        <chart:plot-area chart:style-name="ch4" table:cell-range-address="Sheet1.A60:Sheet1.I60 Sheet1.A64:Sheet1.I64 Sheet1.A69:Sheet1.I69 Sheet1.A73:Sheet1.I73 Sheet1.A77:Sheet1.I77" chart:data-source-has-labels="row" svg:x="1.33cm" svg:y="1.275cm" svg:width="12.238cm" svg:height="6.569cm">
          <chartooo:coordinate-region svg:x="1.951cm" svg:y="1.474cm" svg:width="11.523cm" svg:height="5.723cm"/>
          <chart:axis chart:dimension="x" chart:name="primary-x" chart:style-name="ch5">
            <chart:title svg:x="6.863cm" svg:y="8.024cm" chart:style-name="ch6">
              <text:p>TTC (s)</text:p>
            </chart:title>
          </chart:axis>
          <chart:axis chart:dimension="y" chart:name="primary-y" chart:style-name="ch7">
            <chart:title svg:x="0.451cm" svg:y="5.476cm" chart:style-name="ch8">
              <text:p>Frames pair</text:p>
            </chart:title>
            <chart:grid chart:style-name="ch9" chart:class="major"/>
          </chart:axis>
          <chart:series chart:style-name="ch10" chart:values-cell-range-address="Sheet1.A60:Sheet1.I60" loext:label-string="brisk" chart:class="chart:line">
            <chart:data-point chart:repeated="9"/>
          </chart:series>
          <chart:series chart:style-name="ch11" chart:values-cell-range-address="Sheet1.A64:Sheet1.I64" loext:label-string="brief" chart:class="chart:line">
            <chart:data-point chart:repeated="9"/>
          </chart:series>
          <chart:series chart:style-name="ch12" chart:values-cell-range-address="Sheet1.A69:Sheet1.I69" loext:label-string="orb" chart:class="chart:line">
            <chart:data-point chart:repeated="9"/>
          </chart:series>
          <chart:series chart:style-name="ch13" chart:values-cell-range-address="Sheet1.A73:Sheet1.I73" loext:label-string="freak" chart:class="chart:line">
            <chart:data-point chart:repeated="9"/>
          </chart:series>
          <chart:series chart:style-name="ch14" chart:values-cell-range-address="Sheet1.A77:Sheet1.I77" loext:label-string="sift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</table:table-cell>
              <table:table-cell office:value-type="string">
                <text:p>brief</text:p>
              </table:table-cell>
              <table:table-cell office:value-type="string">
                <text:p>orb</text:p>
              </table:table-cell>
              <table:table-cell office:value-type="string">
                <text:p>freak</text:p>
              </table:table-cell>
              <table:table-cell office:value-type="string">
                <text:p>si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633">
                <text:p>12.4633</text:p>
                <draw:g>
                  <svg:desc>Sheet1.A60:Sheet1.I60</svg:desc>
                </draw:g>
              </table:table-cell>
              <table:table-cell office:value-type="float" office:value="12.7772">
                <text:p>12.7772</text:p>
                <draw:g>
                  <svg:desc>Sheet1.A64:Sheet1.I64</svg:desc>
                </draw:g>
              </table:table-cell>
              <table:table-cell office:value-type="float" office:value="12.9816">
                <text:p>12.9816</text:p>
                <draw:g>
                  <svg:desc>Sheet1.A69:Sheet1.I69</svg:desc>
                </draw:g>
              </table:table-cell>
              <table:table-cell office:value-type="float" office:value="12.9877">
                <text:p>12.9877</text:p>
                <draw:g>
                  <svg:desc>Sheet1.A73:Sheet1.I73</svg:desc>
                </draw:g>
              </table:table-cell>
              <table:table-cell office:value-type="float" office:value="12.6">
                <text:p>12.6</text:p>
                <draw:g>
                  <svg:desc>Sheet1.A77:Sheet1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377">
                <text:p>17.1377</text:p>
              </table:table-cell>
              <table:table-cell office:value-type="float" office:value="15.7244">
                <text:p>15.7244</text:p>
              </table:table-cell>
              <table:table-cell office:value-type="float" office:value="17.2286">
                <text:p>17.2286</text:p>
              </table:table-cell>
              <table:table-cell office:value-type="float" office:value="15.9884">
                <text:p>15.988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8856">
                <text:p>25.8856</text:p>
              </table:table-cell>
              <table:table-cell office:value-type="float" office:value="21.4821">
                <text:p>21.4821</text:p>
              </table:table-cell>
              <table:table-cell office:value-type="float" office:value="23.4077">
                <text:p>23.4077</text:p>
              </table:table-cell>
              <table:table-cell office:value-type="float" office:value="25.9251">
                <text:p>25.9251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583">
                <text:p>13.3583</text:p>
              </table:table-cell>
              <table:table-cell office:value-type="float" office:value="19.9445">
                <text:p>19.9445</text:p>
              </table:table-cell>
              <table:table-cell office:value-type="float" office:value="15.9065">
                <text:p>15.9065</text:p>
              </table:table-cell>
              <table:table-cell office:value-type="float" office:value="15.9673">
                <text:p>15.967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961">
                <text:p>12.9961</text:p>
              </table:table-cell>
              <table:table-cell office:value-type="float" office:value="14.205">
                <text:p>14.205</text:p>
              </table:table-cell>
              <table:table-cell office:value-type="float" office:value="14.3427">
                <text:p>14.3427</text:p>
              </table:table-cell>
              <table:table-cell office:value-type="float" office:value="13.2907">
                <text:p>13.2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945">
                <text:p>12.7945</text:p>
              </table:table-cell>
              <table:table-cell office:value-type="float" office:value="13.0711">
                <text:p>13.0711</text:p>
              </table:table-cell>
              <table:table-cell office:value-type="float" office:value="12.3443">
                <text:p>12.3443</text:p>
              </table:table-cell>
              <table:table-cell office:value-type="float" office:value="12.4102">
                <text:p>12.410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467">
                <text:p>11.1467</text:p>
              </table:table-cell>
              <table:table-cell office:value-type="float" office:value="10.4625">
                <text:p>10.4625</text:p>
              </table:table-cell>
              <table:table-cell office:value-type="float" office:value="10.235">
                <text:p>10.235</text:p>
              </table:table-cell>
              <table:table-cell office:value-type="float" office:value="12.697">
                <text:p>12.69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556">
                <text:p>10.8556</text:p>
              </table:table-cell>
              <table:table-cell office:value-type="float" office:value="11.0847">
                <text:p>11.0847</text:p>
              </table:table-cell>
              <table:table-cell office:value-type="float" office:value="11.2469">
                <text:p>11.2469</text:p>
              </table:table-cell>
              <table:table-cell office:value-type="float" office:value="10.9201">
                <text:p>10.920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1822">
                <text:p>9.21822</text:p>
              </table:table-cell>
              <table:table-cell office:value-type="float" office:value="8.74215">
                <text:p>8.74215</text:p>
              </table:table-cell>
              <table:table-cell office:value-type="float" office:value="9.32612">
                <text:p>9.32612</text:p>
              </table:table-cell>
              <table:table-cell office:value-type="float" office:value="9.81616">
                <text:p>9.81616</text:p>
              </table:table-cell>
              <table:table-cell office:value-type="float" office:value="9.3">
                <text:p>9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81cm" svg:y="0.316cm" chart:style-name="ch2">
          <text:p>BRISK detector</text:p>
        </chart:title>
        <chart:legend chart:legend-position="end" svg:x="13.887cm" svg:y="3.207cm" style:legend-expansion="high" chart:style-name="ch3"/>
        <chart:plot-area chart:style-name="ch4" table:cell-range-address="Sheet1.A85:Sheet1.I85 Sheet1.A89:Sheet1.I89 Sheet1.A94:Sheet1.I94 Sheet1.A98:Sheet1.I98 Sheet1.A102:Sheet1.I102" chart:data-source-has-labels="row" svg:x="1.33cm" svg:y="1.275cm" svg:width="12.238cm" svg:height="6.569cm">
          <chartooo:coordinate-region svg:x="1.951cm" svg:y="1.474cm" svg:width="11.523cm" svg:height="5.723cm"/>
          <chart:axis chart:dimension="x" chart:name="primary-x" chart:style-name="ch5">
            <chart:title svg:x="6.863cm" svg:y="8.024cm" chart:style-name="ch6">
              <text:p>TTC (s)</text:p>
            </chart:title>
          </chart:axis>
          <chart:axis chart:dimension="y" chart:name="primary-y" chart:style-name="ch7">
            <chart:title svg:x="0.451cm" svg:y="5.476cm" chart:style-name="ch8">
              <text:p>Frames pair</text:p>
            </chart:title>
            <chart:grid chart:style-name="ch9" chart:class="major"/>
          </chart:axis>
          <chart:series chart:style-name="ch10" chart:values-cell-range-address="Sheet1.A85:Sheet1.I85" loext:label-string="brisk" chart:class="chart:line">
            <chart:data-point chart:repeated="9"/>
          </chart:series>
          <chart:series chart:style-name="ch11" chart:values-cell-range-address="Sheet1.A89:Sheet1.I89" loext:label-string="brief" chart:class="chart:line">
            <chart:data-point chart:repeated="9"/>
          </chart:series>
          <chart:series chart:style-name="ch12" chart:values-cell-range-address="Sheet1.A94:Sheet1.I94" loext:label-string="orb" chart:class="chart:line">
            <chart:data-point chart:repeated="9"/>
          </chart:series>
          <chart:series chart:style-name="ch13" chart:values-cell-range-address="Sheet1.A98:Sheet1.I98" loext:label-string="freak" chart:class="chart:line">
            <chart:data-point chart:repeated="9"/>
          </chart:series>
          <chart:series chart:style-name="ch14" chart:values-cell-range-address="Sheet1.A102:Sheet1.I102" loext:label-string="sift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</table:table-cell>
              <table:table-cell office:value-type="string">
                <text:p>brief</text:p>
              </table:table-cell>
              <table:table-cell office:value-type="string">
                <text:p>orb</text:p>
              </table:table-cell>
              <table:table-cell office:value-type="string">
                <text:p>freak</text:p>
              </table:table-cell>
              <table:table-cell office:value-type="string">
                <text:p>si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114">
                <text:p>14.6114</text:p>
                <draw:g>
                  <svg:desc>Sheet1.A85:Sheet1.I85</svg:desc>
                </draw:g>
              </table:table-cell>
              <table:table-cell office:value-type="float" office:value="16.0845">
                <text:p>16.0845</text:p>
                <draw:g>
                  <svg:desc>Sheet1.A89:Sheet1.I89</svg:desc>
                </draw:g>
              </table:table-cell>
              <table:table-cell office:value-type="float" office:value="17.2545">
                <text:p>17.2545</text:p>
                <draw:g>
                  <svg:desc>Sheet1.A94:Sheet1.I94</svg:desc>
                </draw:g>
              </table:table-cell>
              <table:table-cell office:value-type="float" office:value="16.0346">
                <text:p>16.0346</text:p>
                <draw:g>
                  <svg:desc>Sheet1.A98:Sheet1.I98</svg:desc>
                </draw:g>
              </table:table-cell>
              <table:table-cell office:value-type="float" office:value="15.9">
                <text:p>15.9</text:p>
                <draw:g>
                  <svg:desc>Sheet1.A102:Sheet1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836">
                <text:p>15.0836</text:p>
              </table:table-cell>
              <table:table-cell office:value-type="float" office:value="15.3585">
                <text:p>15.3585</text:p>
              </table:table-cell>
              <table:table-cell office:value-type="float" office:value="18.0476">
                <text:p>18.0476</text:p>
              </table:table-cell>
              <table:table-cell office:value-type="float" office:value="16.2366">
                <text:p>16.236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0756">
                <text:p>22.0756</text:p>
              </table:table-cell>
              <table:table-cell office:value-type="float" office:value="17.8086">
                <text:p>17.8086</text:p>
              </table:table-cell>
              <table:table-cell office:value-type="float" office:value="24.4255">
                <text:p>24.4255</text:p>
              </table:table-cell>
              <table:table-cell office:value-type="float" office:value="29.6687">
                <text:p>29.6687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531">
                <text:p>17.4531</text:p>
              </table:table-cell>
              <table:table-cell office:value-type="float" office:value="18.2117">
                <text:p>18.2117</text:p>
              </table:table-cell>
              <table:table-cell office:value-type="float" office:value="15.2252">
                <text:p>15.2252</text:p>
              </table:table-cell>
              <table:table-cell office:value-type="float" office:value="15.9165">
                <text:p>15.9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0999">
                <text:p>13.0999</text:p>
              </table:table-cell>
              <table:table-cell office:value-type="float" office:value="11.9854">
                <text:p>11.9854</text:p>
              </table:table-cell>
              <table:table-cell office:value-type="float" office:value="13.0549">
                <text:p>13.0549</text:p>
              </table:table-cell>
              <table:table-cell office:value-type="float" office:value="13.0634">
                <text:p>13.063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926">
                <text:p>11.4926</text:p>
              </table:table-cell>
              <table:table-cell office:value-type="float" office:value="12.57">
                <text:p>12.57</text:p>
              </table:table-cell>
              <table:table-cell office:value-type="float" office:value="13.1101">
                <text:p>13.1101</text:p>
              </table:table-cell>
              <table:table-cell office:value-type="float" office:value="12.1449">
                <text:p>12.144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4718">
                <text:p>11.4718</text:p>
              </table:table-cell>
              <table:table-cell office:value-type="float" office:value="11.04">
                <text:p>11.04</text:p>
              </table:table-cell>
              <table:table-cell office:value-type="float" office:value="11.8752">
                <text:p>11.8752</text:p>
              </table:table-cell>
              <table:table-cell office:value-type="float" office:value="11.6977">
                <text:p>11.697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938">
                <text:p>11.2938</text:p>
              </table:table-cell>
              <table:table-cell office:value-type="float" office:value="11.1419">
                <text:p>11.1419</text:p>
              </table:table-cell>
              <table:table-cell office:value-type="float" office:value="10.215">
                <text:p>10.215</text:p>
              </table:table-cell>
              <table:table-cell office:value-type="float" office:value="11.4312">
                <text:p>11.431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9592">
                <text:p>8.89592</text:p>
              </table:table-cell>
              <table:table-cell office:value-type="float" office:value="10.347">
                <text:p>10.347</text:p>
              </table:table-cell>
              <table:table-cell office:value-type="float" office:value="9.18967">
                <text:p>9.18967</text:p>
              </table:table-cell>
              <table:table-cell office:value-type="float" office:value="9.55253">
                <text:p>9.55253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66cm" svg:y="0.316cm" chart:style-name="ch2">
          <text:p>ORB detector</text:p>
        </chart:title>
        <chart:legend chart:legend-position="end" svg:x="13.887cm" svg:y="3.207cm" style:legend-expansion="high" chart:style-name="ch3"/>
        <chart:plot-area chart:style-name="ch4" table:cell-range-address="Sheet1.A112:Sheet1.I112 Sheet1.A116:Sheet1.I116 Sheet1.A121:Sheet1.I121 Sheet1.A125:Sheet1.I125 Sheet1.A129:Sheet1.I129" chart:data-source-has-labels="row" svg:x="1.33cm" svg:y="1.275cm" svg:width="12.238cm" svg:height="6.569cm">
          <chartooo:coordinate-region svg:x="1.951cm" svg:y="1.474cm" svg:width="11.523cm" svg:height="5.723cm"/>
          <chart:axis chart:dimension="x" chart:name="primary-x" chart:style-name="ch5">
            <chart:title svg:x="6.863cm" svg:y="8.024cm" chart:style-name="ch6">
              <text:p>TTC (s)</text:p>
            </chart:title>
          </chart:axis>
          <chart:axis chart:dimension="y" chart:name="primary-y" chart:style-name="ch7">
            <chart:title svg:x="0.451cm" svg:y="5.476cm" chart:style-name="ch8">
              <text:p>Frames pair</text:p>
            </chart:title>
            <chart:grid chart:style-name="ch9" chart:class="major"/>
          </chart:axis>
          <chart:series chart:style-name="ch10" chart:values-cell-range-address="Sheet1.A112:Sheet1.I112" loext:label-string="brisk" chart:class="chart:line">
            <chart:data-point chart:repeated="9"/>
          </chart:series>
          <chart:series chart:style-name="ch11" chart:values-cell-range-address="Sheet1.A116:Sheet1.I116" loext:label-string="brief" chart:class="chart:line">
            <chart:data-point chart:repeated="9"/>
          </chart:series>
          <chart:series chart:style-name="ch12" chart:values-cell-range-address="Sheet1.A121:Sheet1.I121" loext:label-string="orb" chart:class="chart:line">
            <chart:data-point chart:repeated="9"/>
          </chart:series>
          <chart:series chart:style-name="ch13" chart:values-cell-range-address="Sheet1.A125:Sheet1.I125" loext:label-string="freak" chart:class="chart:line">
            <chart:data-point chart:repeated="9"/>
          </chart:series>
          <chart:series chart:style-name="ch14" chart:values-cell-range-address="Sheet1.A129:Sheet1.I129" loext:label-string="sift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</table:table-cell>
              <table:table-cell office:value-type="string">
                <text:p>brief</text:p>
              </table:table-cell>
              <table:table-cell office:value-type="string">
                <text:p>orb</text:p>
              </table:table-cell>
              <table:table-cell office:value-type="string">
                <text:p>freak</text:p>
              </table:table-cell>
              <table:table-cell office:value-type="string">
                <text:p>si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7231">
                <text:p>13.7231</text:p>
                <draw:g>
                  <svg:desc>Sheet1.A112:Sheet1.I112</svg:desc>
                </draw:g>
              </table:table-cell>
              <table:table-cell office:value-type="float" office:value="25.9026">
                <text:p>25.9026</text:p>
                <draw:g>
                  <svg:desc>Sheet1.A116:Sheet1.I116</svg:desc>
                </draw:g>
              </table:table-cell>
              <table:table-cell office:value-type="float" office:value="25.9026">
                <text:p>25.9026</text:p>
                <draw:g>
                  <svg:desc>Sheet1.A121:Sheet1.I121</svg:desc>
                </draw:g>
              </table:table-cell>
              <table:table-cell office:value-type="float" office:value="15.3426">
                <text:p>15.3426</text:p>
                <draw:g>
                  <svg:desc>Sheet1.A125:Sheet1.I125</svg:desc>
                </draw:g>
              </table:table-cell>
              <table:table-cell office:value-type="float" office:value="13">
                <text:p>13</text:p>
                <draw:g>
                  <svg:desc>Sheet1.A129:Sheet1.I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515">
                <text:p>16.5515</text:p>
              </table:table-cell>
              <table:table-cell office:value-type="float" office:value="14.8751">
                <text:p>14.8751</text:p>
              </table:table-cell>
              <table:table-cell office:value-type="float" office:value="14.8751">
                <text:p>14.8751</text:p>
              </table:table-cell>
              <table:table-cell office:value-type="float" office:value="15.133">
                <text:p>15.13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61">
                <text:p>16.661</text:p>
              </table:table-cell>
              <table:table-cell office:value-type="float" office:value="21.2675">
                <text:p>21.2675</text:p>
              </table:table-cell>
              <table:table-cell office:value-type="float" office:value="21.2675">
                <text:p>21.2675</text:p>
              </table:table-cell>
              <table:table-cell office:value-type="float" office:value="29.4261">
                <text:p>29.426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6109">
                <text:p>14.6109</text:p>
              </table:table-cell>
              <table:table-cell office:value-type="float" office:value="19.3329">
                <text:p>19.3329</text:p>
              </table:table-cell>
              <table:table-cell office:value-type="float" office:value="19.3329">
                <text:p>19.3329</text:p>
              </table:table-cell>
              <table:table-cell office:value-type="float" office:value="14.7447">
                <text:p>14.744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8623">
                <text:p>11.8623</text:p>
              </table:table-cell>
              <table:table-cell office:value-type="float" office:value="12.2063">
                <text:p>12.2063</text:p>
              </table:table-cell>
              <table:table-cell office:value-type="float" office:value="12.2063">
                <text:p>12.2063</text:p>
              </table:table-cell>
              <table:table-cell office:value-type="float" office:value="21.7916">
                <text:p>21.7916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821">
                <text:p>10.1821</text:p>
              </table:table-cell>
              <table:table-cell office:value-type="float" office:value="9.81816">
                <text:p>9.81816</text:p>
              </table:table-cell>
              <table:table-cell office:value-type="float" office:value="9.81816">
                <text:p>9.81816</text:p>
              </table:table-cell>
              <table:table-cell office:value-type="float" office:value="12.2935">
                <text:p>12.293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8979">
                <text:p>9.38979</text:p>
              </table:table-cell>
              <table:table-cell office:value-type="float" office:value="10.1196">
                <text:p>10.1196</text:p>
              </table:table-cell>
              <table:table-cell office:value-type="float" office:value="10.1196">
                <text:p>10.1196</text:p>
              </table:table-cell>
              <table:table-cell office:value-type="float" office:value="11.6233">
                <text:p>11.623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626">
                <text:p>13.2626</text:p>
              </table:table-cell>
              <table:table-cell office:value-type="float" office:value="10.9017">
                <text:p>10.9017</text:p>
              </table:table-cell>
              <table:table-cell office:value-type="float" office:value="10.9017">
                <text:p>10.9017</text:p>
              </table:table-cell>
              <table:table-cell office:value-type="float" office:value="10.4684">
                <text:p>10.468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416">
                <text:p>12.0416</text:p>
              </table:table-cell>
              <table:table-cell office:value-type="float" office:value="16.0907">
                <text:p>16.0907</text:p>
              </table:table-cell>
              <table:table-cell office:value-type="float" office:value="16.0907">
                <text:p>16.0907</text:p>
              </table:table-cell>
              <table:table-cell office:value-type="float" office:value="12.1941">
                <text:p>12.1941</text:p>
              </table:table-cell>
              <table:table-cell office:value-type="float" office:value="15.7">
                <text:p>15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28cm" svg:y="0.316cm" chart:style-name="ch2">
          <text:p>AKAZE detector</text:p>
        </chart:title>
        <chart:legend chart:legend-position="end" svg:x="13.728cm" svg:y="2.958cm" style:legend-expansion="high" chart:style-name="ch3"/>
        <chart:plot-area chart:style-name="ch4" table:cell-range-address="Sheet1.A138:Sheet1.I138 Sheet1.A142:Sheet1.I142 Sheet1.A147:Sheet1.I147 Sheet1.A151:Sheet1.I151 Sheet1.A156:Sheet1.I156 Sheet1.A160:Sheet1.I160" chart:data-source-has-labels="row" svg:x="1.33cm" svg:y="1.275cm" svg:width="12.079cm" svg:height="6.569cm">
          <chartooo:coordinate-region svg:x="1.951cm" svg:y="1.474cm" svg:width="11.364cm" svg:height="5.723cm"/>
          <chart:axis chart:dimension="x" chart:name="primary-x" chart:style-name="ch5">
            <chart:title svg:x="6.783cm" svg:y="8.024cm" chart:style-name="ch6">
              <text:p>TTC (s)</text:p>
            </chart:title>
          </chart:axis>
          <chart:axis chart:dimension="y" chart:name="primary-y" chart:style-name="ch7">
            <chart:title svg:x="0.451cm" svg:y="5.476cm" chart:style-name="ch8">
              <text:p>Frames pair</text:p>
            </chart:title>
            <chart:grid chart:style-name="ch9" chart:class="major"/>
          </chart:axis>
          <chart:series chart:style-name="ch10" chart:values-cell-range-address="Sheet1.A138:Sheet1.I138" loext:label-string="brisk" chart:class="chart:line">
            <chart:data-point chart:repeated="9"/>
          </chart:series>
          <chart:series chart:style-name="ch11" chart:values-cell-range-address="Sheet1.A142:Sheet1.I142" loext:label-string="brief" chart:class="chart:line">
            <chart:data-point chart:repeated="9"/>
          </chart:series>
          <chart:series chart:style-name="ch12" chart:values-cell-range-address="Sheet1.A147:Sheet1.I147" loext:label-string="orb" chart:class="chart:line">
            <chart:data-point chart:repeated="9"/>
          </chart:series>
          <chart:series chart:style-name="ch13" chart:values-cell-range-address="Sheet1.A151:Sheet1.I151" loext:label-string="freak" chart:class="chart:line">
            <chart:data-point chart:repeated="9"/>
          </chart:series>
          <chart:series chart:style-name="ch14" chart:values-cell-range-address="Sheet1.A156:Sheet1.I156" loext:label-string="akaze" chart:class="chart:line">
            <chart:data-point chart:repeated="9"/>
          </chart:series>
          <chart:series chart:style-name="ch15" chart:values-cell-range-address="Sheet1.A160:Sheet1.I160" loext:label-string="sift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</table:table-cell>
              <table:table-cell office:value-type="string">
                <text:p>brief</text:p>
              </table:table-cell>
              <table:table-cell office:value-type="string">
                <text:p>orb</text:p>
              </table:table-cell>
              <table:table-cell office:value-type="string">
                <text:p>freak</text:p>
              </table:table-cell>
              <table:table-cell office:value-type="string">
                <text:p>akaze</text:p>
              </table:table-cell>
              <table:table-cell office:value-type="string">
                <text:p>si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242">
                <text:p>13.4242</text:p>
                <draw:g>
                  <svg:desc>Sheet1.A138:Sheet1.I138</svg:desc>
                </draw:g>
              </table:table-cell>
              <table:table-cell office:value-type="float" office:value="13.9339">
                <text:p>13.9339</text:p>
                <draw:g>
                  <svg:desc>Sheet1.A142:Sheet1.I142</svg:desc>
                </draw:g>
              </table:table-cell>
              <table:table-cell office:value-type="float" office:value="13.4512">
                <text:p>13.4512</text:p>
                <draw:g>
                  <svg:desc>Sheet1.A147:Sheet1.I147</svg:desc>
                </draw:g>
              </table:table-cell>
              <table:table-cell office:value-type="float" office:value="13.2369">
                <text:p>13.2369</text:p>
                <draw:g>
                  <svg:desc>Sheet1.A151:Sheet1.I151</svg:desc>
                </draw:g>
              </table:table-cell>
              <table:table-cell office:value-type="float" office:value="13.164">
                <text:p>13.164</text:p>
                <draw:g>
                  <svg:desc>Sheet1.A156:Sheet1.I156</svg:desc>
                </draw:g>
              </table:table-cell>
              <table:table-cell office:value-type="float" office:value="13.5">
                <text:p>13.5</text:p>
                <draw:g>
                  <svg:desc>Sheet1.A160:Sheet1.I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016">
                <text:p>13.6016</text:p>
              </table:table-cell>
              <table:table-cell office:value-type="float" office:value="13.3652">
                <text:p>13.3652</text:p>
              </table:table-cell>
              <table:table-cell office:value-type="float" office:value="13.3268">
                <text:p>13.3268</text:p>
              </table:table-cell>
              <table:table-cell office:value-type="float" office:value="14.0857">
                <text:p>14.0857</text:p>
              </table:table-cell>
              <table:table-cell office:value-type="float" office:value="13.0696">
                <text:p>13.069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711">
                <text:p>13.6711</text:p>
              </table:table-cell>
              <table:table-cell office:value-type="float" office:value="15.1858">
                <text:p>15.1858</text:p>
              </table:table-cell>
              <table:table-cell office:value-type="float" office:value="16.1617">
                <text:p>16.1617</text:p>
              </table:table-cell>
              <table:table-cell office:value-type="float" office:value="14.5238">
                <text:p>14.5238</text:p>
              </table:table-cell>
              <table:table-cell office:value-type="float" office:value="15.3061">
                <text:p>15.306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287">
                <text:p>15.1287</text:p>
              </table:table-cell>
              <table:table-cell office:value-type="float" office:value="16.1186">
                <text:p>16.1186</text:p>
              </table:table-cell>
              <table:table-cell office:value-type="float" office:value="15.4762">
                <text:p>15.4762</text:p>
              </table:table-cell>
              <table:table-cell office:value-type="float" office:value="15.6194">
                <text:p>15.6194</text:p>
              </table:table-cell>
              <table:table-cell office:value-type="float" office:value="14.7578">
                <text:p>14.757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879">
                <text:p>12.8879</text:p>
              </table:table-cell>
              <table:table-cell office:value-type="float" office:value="12.6668">
                <text:p>12.6668</text:p>
              </table:table-cell>
              <table:table-cell office:value-type="float" office:value="12.402">
                <text:p>12.402</text:p>
              </table:table-cell>
              <table:table-cell office:value-type="float" office:value="13.0617">
                <text:p>13.0617</text:p>
              </table:table-cell>
              <table:table-cell office:value-type="float" office:value="12.8634">
                <text:p>12.863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553">
                <text:p>11.4553</text:p>
              </table:table-cell>
              <table:table-cell office:value-type="float" office:value="11.8952">
                <text:p>11.8952</text:p>
              </table:table-cell>
              <table:table-cell office:value-type="float" office:value="11.2756">
                <text:p>11.2756</text:p>
              </table:table-cell>
              <table:table-cell office:value-type="float" office:value="10.877">
                <text:p>10.877</text:p>
              </table:table-cell>
              <table:table-cell office:value-type="float" office:value="11.3986">
                <text:p>11.398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838">
                <text:p>10.0838</text:p>
              </table:table-cell>
              <table:table-cell office:value-type="float" office:value="9.67321">
                <text:p>9.67321</text:p>
              </table:table-cell>
              <table:table-cell office:value-type="float" office:value="10.0743">
                <text:p>10.0743</text:p>
              </table:table-cell>
              <table:table-cell office:value-type="float" office:value="10.1627">
                <text:p>10.1627</text:p>
              </table:table-cell>
              <table:table-cell office:value-type="float" office:value="10.6144">
                <text:p>10.614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4991">
                <text:p>9.4991</text:p>
              </table:table-cell>
              <table:table-cell office:value-type="float" office:value="9.54073">
                <text:p>9.54073</text:p>
              </table:table-cell>
              <table:table-cell office:value-type="float" office:value="9.45751">
                <text:p>9.45751</text:p>
              </table:table-cell>
              <table:table-cell office:value-type="float" office:value="9.68863">
                <text:p>9.68863</text:p>
              </table:table-cell>
              <table:table-cell office:value-type="float" office:value="10.029">
                <text:p>10.02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1177">
                <text:p>8.71177</text:p>
              </table:table-cell>
              <table:table-cell office:value-type="float" office:value="8.86685">
                <text:p>8.86685</text:p>
              </table:table-cell>
              <table:table-cell office:value-type="float" office:value="8.62543">
                <text:p>8.62543</text:p>
              </table:table-cell>
              <table:table-cell office:value-type="float" office:value="8.58698">
                <text:p>8.58698</text:p>
              </table:table-cell>
              <table:table-cell office:value-type="float" office:value="8.71087">
                <text:p>8.71087</text:p>
              </table:table-cell>
              <table:table-cell office:value-type="float" office:value="8.9">
                <text:p>8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8cm" svg:y="0.316cm" chart:style-name="ch2">
          <text:p>SIFT detector</text:p>
        </chart:title>
        <chart:legend chart:legend-position="end" svg:x="13.887cm" svg:y="3.456cm" style:legend-expansion="high" chart:style-name="ch3"/>
        <chart:plot-area chart:style-name="ch4" table:cell-range-address="Sheet1.A167:Sheet1.H167 Sheet1.A171:Sheet1.I171 Sheet1.A176:Sheet1.I176 Sheet1.A180:Sheet1.I180" chart:data-source-has-labels="row" svg:x="1.33cm" svg:y="1.275cm" svg:width="12.238cm" svg:height="6.569cm">
          <chartooo:coordinate-region svg:x="1.951cm" svg:y="1.474cm" svg:width="11.617cm" svg:height="5.723cm"/>
          <chart:axis chart:dimension="x" chart:name="primary-x" chart:style-name="ch5">
            <chart:title svg:x="6.863cm" svg:y="8.024cm" chart:style-name="ch6">
              <text:p>TTC (s)</text:p>
            </chart:title>
          </chart:axis>
          <chart:axis chart:dimension="y" chart:name="primary-y" chart:style-name="ch7">
            <chart:title svg:x="0.451cm" svg:y="5.476cm" chart:style-name="ch8">
              <text:p>Frames pair</text:p>
            </chart:title>
            <chart:grid chart:style-name="ch9" chart:class="major"/>
          </chart:axis>
          <chart:series chart:style-name="ch10" chart:values-cell-range-address="Sheet1.A167:Sheet1.H167" loext:label-string="brisk" chart:class="chart:line">
            <chart:data-point chart:repeated="8"/>
          </chart:series>
          <chart:series chart:style-name="ch11" chart:values-cell-range-address="Sheet1.A171:Sheet1.I171" loext:label-string="brief" chart:class="chart:line">
            <chart:data-point chart:repeated="9"/>
          </chart:series>
          <chart:series chart:style-name="ch12" chart:values-cell-range-address="Sheet1.A176:Sheet1.I176" loext:label-string="freak" chart:class="chart:line">
            <chart:data-point chart:repeated="9"/>
          </chart:series>
          <chart:series chart:style-name="ch13" chart:values-cell-range-address="Sheet1.A180:Sheet1.I180" loext:label-string="sift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</table:table-cell>
              <table:table-cell office:value-type="string">
                <text:p>brief</text:p>
              </table:table-cell>
              <table:table-cell office:value-type="string">
                <text:p>freak</text:p>
              </table:table-cell>
              <table:table-cell office:value-type="string">
                <text:p>si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  <draw:g>
                  <svg:desc>Sheet1.A167:Sheet1.H167</svg:desc>
                </draw:g>
              </table:table-cell>
              <table:table-cell office:value-type="float" office:value="10.9">
                <text:p>10.9</text:p>
                <draw:g>
                  <svg:desc>Sheet1.A171:Sheet1.I171</svg:desc>
                </draw:g>
              </table:table-cell>
              <table:table-cell office:value-type="float" office:value="11.8453">
                <text:p>11.8453</text:p>
                <draw:g>
                  <svg:desc>Sheet1.A176:Sheet1.I176</svg:desc>
                </draw:g>
              </table:table-cell>
              <table:table-cell office:value-type="float" office:value="11.2492">
                <text:p>11.2492</text:p>
                <draw:g>
                  <svg:desc>Sheet1.A180:Sheet1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5.6">
                <text:p>15.6</text:p>
              </table:table-cell>
              <table:table-cell office:value-type="float" office:value="14.3803">
                <text:p>14.3803</text:p>
              </table:table-cell>
              <table:table-cell office:value-type="float" office:value="13.2135">
                <text:p>13.2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">
                <text:p>16.6</text:p>
              </table:table-cell>
              <table:table-cell office:value-type="float" office:value="14.8">
                <text:p>14.8</text:p>
              </table:table-cell>
              <table:table-cell office:value-type="float" office:value="12.8662">
                <text:p>12.8662</text:p>
              </table:table-cell>
              <table:table-cell office:value-type="float" office:value="13.6407">
                <text:p>13.6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">
                <text:p>11.4</text:p>
              </table:table-cell>
              <table:table-cell office:value-type="float" office:value="15.1">
                <text:p>15.1</text:p>
              </table:table-cell>
              <table:table-cell office:value-type="float" office:value="15.2646">
                <text:p>15.2646</text:p>
              </table:table-cell>
              <table:table-cell office:value-type="float" office:value="18.6955">
                <text:p>18.6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">
                <text:p>11.1</text:p>
              </table:table-cell>
              <table:table-cell office:value-type="float" office:value="11.4">
                <text:p>11.4</text:p>
              </table:table-cell>
              <table:table-cell office:value-type="float" office:value="11.776">
                <text:p>11.776</text:p>
              </table:table-cell>
              <table:table-cell office:value-type="float" office:value="11.4822">
                <text:p>11.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3">
                <text:p>9.3</text:p>
              </table:table-cell>
              <table:table-cell office:value-type="float" office:value="11">
                <text:p>11</text:p>
              </table:table-cell>
              <table:table-cell office:value-type="float" office:value="10.5893">
                <text:p>10.5893</text:p>
              </table:table-cell>
              <table:table-cell office:value-type="float" office:value="12.3884">
                <text:p>12.3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">
                <text:p>9.1</text:p>
              </table:table-cell>
              <table:table-cell office:value-type="float" office:value="8.75">
                <text:p>8.75</text:p>
              </table:table-cell>
              <table:table-cell office:value-type="float" office:value="10.7383">
                <text:p>10.7383</text:p>
              </table:table-cell>
              <table:table-cell office:value-type="float" office:value="9.76346">
                <text:p>9.76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9.2">
                <text:p>9.2</text:p>
              </table:table-cell>
              <table:table-cell office:value-type="float" office:value="9.86338">
                <text:p>9.86338</text:p>
              </table:table-cell>
              <table:table-cell office:value-type="float" office:value="9.89765">
                <text:p>9.89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9.28621">
                <text:p>9.28621</text:p>
              </table:table-cell>
              <table:table-cell office:value-type="float" office:value="9.46078">
                <text:p>9.46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